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Contents">
      <style:text-properties officeooo:rsid="001b7205" officeooo:paragraph-rsid="001b7205"/>
    </style:style>
    <style:style style:name="P4" style:family="paragraph" style:parent-style-name="Table_20_Heading">
      <style:text-properties officeooo:rsid="001b7205" officeooo:paragraph-rsid="001b7205"/>
    </style:style>
    <style:style style:name="P5" style:family="paragraph" style:parent-style-name="Table_20_Contents">
      <style:text-properties officeooo:rsid="001b7205" officeooo:paragraph-rsid="001ebcb1"/>
    </style:style>
    <style:style style:name="P6" style:family="paragraph" style:parent-style-name="Table_20_Contents">
      <style:text-properties officeooo:rsid="001b7205" officeooo:paragraph-rsid="00318710"/>
    </style:style>
    <style:style style:name="P7" style:family="paragraph" style:parent-style-name="Table_20_Contents">
      <style:text-properties officeooo:rsid="001b7205" officeooo:paragraph-rsid="00360f01"/>
    </style:style>
    <style:style style:name="P8" style:family="paragraph" style:parent-style-name="Table_20_Contents">
      <style:text-properties officeooo:rsid="001b7205" officeooo:paragraph-rsid="00375d87"/>
    </style:style>
    <style:style style:name="P9" style:family="paragraph" style:parent-style-name="Table_20_Contents">
      <style:text-properties officeooo:rsid="001b7205" officeooo:paragraph-rsid="003a0412"/>
    </style:style>
    <style:style style:name="P10" style:family="paragraph" style:parent-style-name="Table_20_Contents">
      <style:text-properties officeooo:rsid="001b7205" officeooo:paragraph-rsid="0045bd65"/>
    </style:style>
    <style:style style:name="P11" style:family="paragraph" style:parent-style-name="Table_20_Contents">
      <style:text-properties officeooo:rsid="001c2620" officeooo:paragraph-rsid="001c2620"/>
    </style:style>
    <style:style style:name="P12" style:family="paragraph" style:parent-style-name="Text_20_body">
      <style:paragraph-properties fo:text-align="center" style:justify-single-word="false"/>
      <style:text-properties officeooo:paragraph-rsid="00246b53"/>
    </style:style>
    <style:style style:name="P13" style:family="paragraph" style:parent-style-name="Table_20_Contents">
      <style:text-properties officeooo:paragraph-rsid="002697ab"/>
    </style:style>
    <style:style style:name="P14" style:family="paragraph" style:parent-style-name="Table_20_Contents">
      <style:text-properties officeooo:rsid="002da218" officeooo:paragraph-rsid="002f5eb3"/>
    </style:style>
    <style:style style:name="P15" style:family="paragraph" style:parent-style-name="Table_20_Contents">
      <style:text-properties officeooo:paragraph-rsid="002f2d42"/>
    </style:style>
    <style:style style:name="P16" style:family="paragraph" style:parent-style-name="Standard">
      <style:paragraph-properties fo:line-height="100%"/>
      <style:text-properties fo:font-size="8pt" fo:font-weight="bold" officeooo:paragraph-rsid="0031975f" style:font-size-asian="8pt" style:font-weight-asian="bold" style:font-size-complex="8pt"/>
    </style:style>
    <style:style style:name="P17" style:family="paragraph" style:parent-style-name="Standard">
      <style:text-properties officeooo:paragraph-rsid="0031975f"/>
    </style:style>
    <style:style style:name="P18" style:family="paragraph" style:parent-style-name="Table_20_Contents">
      <style:text-properties officeooo:paragraph-rsid="00375d87"/>
    </style:style>
    <style:style style:name="P19" style:family="paragraph" style:parent-style-name="Table_20_Contents">
      <style:text-properties officeooo:paragraph-rsid="003ca6c9"/>
    </style:style>
    <style:style style:name="P20" style:family="paragraph" style:parent-style-name="Table_20_Contents">
      <style:text-properties officeooo:paragraph-rsid="003ed3a5"/>
    </style:style>
    <style:style style:name="P21" style:family="paragraph" style:parent-style-name="Standard">
      <style:text-properties fo:font-weight="bold" officeooo:paragraph-rsid="0031975f" style:font-weight-asian="bold" style:font-weight-complex="bold"/>
    </style:style>
    <style:style style:name="P22" style:family="paragraph" style:parent-style-name="Standard">
      <style:text-properties fo:font-weight="bold" officeooo:paragraph-rsid="0031975f" style:font-weight-asian="bold"/>
    </style:style>
    <style:style style:name="P23" style:family="paragraph" style:parent-style-name="Table_20_Contents">
      <style:text-properties officeooo:paragraph-rsid="001ebcb1"/>
    </style:style>
    <style:style style:name="P24" style:family="paragraph" style:parent-style-name="Table_20_Contents">
      <style:text-properties officeooo:paragraph-rsid="0045bd6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342991" style:font-size-asian="12pt" style:font-size-complex="12pt"/>
    </style:style>
    <style:style style:name="T5" style:family="text">
      <style:text-properties officeooo:rsid="001b7205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246b53"/>
    </style:style>
    <style:style style:name="T9" style:family="text">
      <style:text-properties officeooo:rsid="002697ab"/>
    </style:style>
    <style:style style:name="T10" style:family="text">
      <style:text-properties fo:font-size="14pt" officeooo:rsid="001b7205" style:font-size-asian="14pt" style:font-size-complex="14pt"/>
    </style:style>
    <style:style style:name="T11" style:family="text">
      <style:text-properties fo:font-size="14pt" officeooo:rsid="00079aa8" style:font-size-asian="14pt" style:font-size-complex="14pt"/>
    </style:style>
    <style:style style:name="T12" style:family="text">
      <style:text-properties fo:font-size="14pt" officeooo:rsid="0046327b" style:font-size-asian="14pt" style:font-size-complex="14pt"/>
    </style:style>
    <style:style style:name="T13" style:family="text">
      <style:text-properties fo:font-size="14pt" officeooo:rsid="0046b4d6" style:font-size-asian="14pt" style:font-size-complex="14pt"/>
    </style:style>
    <style:style style:name="T14" style:family="text">
      <style:text-properties officeooo:rsid="002f2d42"/>
    </style:style>
    <style:style style:name="T15" style:family="text">
      <style:text-properties officeooo:rsid="002f5eb3"/>
    </style:style>
    <style:style style:name="T16" style:family="text">
      <style:text-properties officeooo:rsid="00318710"/>
    </style:style>
    <style:style style:name="T17" style:family="text">
      <style:text-properties officeooo:rsid="00360f01"/>
    </style:style>
    <style:style style:name="T18" style:family="text">
      <style:text-properties officeooo:rsid="00375d87"/>
    </style:style>
    <style:style style:name="T19" style:family="text">
      <style:text-properties officeooo:rsid="003a0412"/>
    </style:style>
    <style:style style:name="T20" style:family="text">
      <style:text-properties officeooo:rsid="003ca6c9"/>
    </style:style>
    <style:style style:name="T21" style:family="text">
      <style:text-properties officeooo:rsid="003ed3a5"/>
    </style:style>
    <style:style style:name="T22" style:family="text">
      <style:text-properties officeooo:rsid="003f0b91"/>
    </style:style>
    <style:style style:name="T23" style:family="text">
      <style:text-properties officeooo:rsid="0040f272"/>
    </style:style>
    <style:style style:name="T24" style:family="text">
      <style:text-properties officeooo:rsid="0042598e"/>
    </style:style>
    <style:style style:name="T25" style:family="text">
      <style:text-properties officeooo:rsid="00444c9c"/>
    </style:style>
    <style:style style:name="T2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1">Docente:<text:tab/><text:tab/>Bruce D. Marron</text:p>
      <text:p text:style-name="P21">Ciclo: <text:tab/><text:tab/><text:tab/>25-2</text:p>
      <text:p text:style-name="P17"><text:span text:style-name="T1">Materia: <text:tab/><text:tab/></text:span><text:span text:style-name="T2">Terminología Especializada en Mercadotécnica y Diseño</text:span></text:p>
      <text:p text:style-name="P21">Curso:<text:tab/><text:tab/><text:tab/>IT0942</text:p>
      <text:p text:style-name="P17"><text:span text:style-name="T1">Licenciatura: <text:tab/>I</text:span><text:span text:style-name="T2">nterpretación y Traducción</text:span></text:p>
      <text:p text:style-name="P22">Horario:<text:tab/><text:tab/>Miércoles 18:00 – 21:00</text:p>
      <text:p text:style-name="P22">Grupo:<text:tab/><text:tab/>9A</text:p>
      <text:p text:style-name="P16"/>
      <text:p text:style-name="Standard"/>
      <text:p text:style-name="P12"><text:span text:style-name="Strong_20_Emphasis"><text:span text:style-name="T10">Exam 1</text:span></text:span><text:span text:style-name="Strong_20_Emphasis"><text:span text:style-name="T11"> </text:span></text:span><text:span text:style-name="Strong_20_Emphasis"><text:span text:style-name="T12">[</text:span></text:span><text:span text:style-name="Strong_20_Emphasis"><text:span text:style-name="T12">Factor = 0.2381]</text:span></text:span></text:p>
      <text:p text:style-name="P12"><text:span text:style-name="Strong_20_Emphasis"><text:span text:style-name="T3">Three (3) points awarded per subtask; subtasks evaluated on a scale of 0.0-1.0; </text:span></text:span><text:span text:style-name="Strong_20_Emphasis"><text:span text:style-name="T4">42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4"><text:bookmark text:name="4_points_(good)"/>Accuracy <text:span text:style-name="T8">(1 pt)</text:span></text:p>
                  </table:table-cell>
                  <table:table-cell table:style-name="Table1.A1" office:value-type="string">
                    <text:p text:style-name="P4"><text:bookmark text:name="3_points_(satisfactory)"/>Completeness <text:span text:style-name="T8">(1 pt)</text:span></text:p>
                  </table:table-cell>
                  <table:table-cell table:style-name="Table1.A1" office:value-type="string">
                    <text:p text:style-name="P4"><text:bookmark text:name="2_points_(needs_improvement)"/>Sufficiency <text:span text:style-name="T8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"><text:span text:style-name="Strong_20_Emphasis"><text:span text:style-name="T5">Task 1:</text:span></text:span></text:p>
                  <text:p text:style-name="P10"><text:span text:style-name="Strong_20_Emphasis"><text:span text:style-name="T18">(</text:span></text:span><text:span text:style-name="Strong_20_Emphasis"><text:span text:style-name="T17">Ellis et al. Ch. 1</text:span></text:span><text:span text:style-name="Strong_20_Emphasis"><text:span text:style-name="T18">)</text:span></text:span></text:p>
                  <text:p text:style-name="P2"><text:span text:style-name="Strong_20_Emphasis"><text:span text:style-name="T17">Summary</text:span></text:span><text:span text:style-name="Strong_20_Emphasis"><text:span text:style-name="T5"> (3 pts)</text:span></text:span></text:p>
                  <text:p text:style-name="P2"><text:span text:style-name="Strong_20_Emphasis"><text:span text:style-name="T17">Critique</text:span></text:span><text:span text:style-name="Strong_20_Emphasis"><text:span text:style-name="T5"> (3 pts)</text:span></text:span></text:p>
                  <text:p text:style-name="P8"><text:span text:style-name="Strong_20_Emphasis"/></text:p>
                </table:table-cell>
                <table:table-cell table:style-name="Table1.A1" office:value-type="string">
                  <text:p text:style-name="P7"><text:span text:style-name="T6">Two </text:span><text:span text:style-name="T7">responses </text:span><text:span text:style-name="T6">are provided: </text:span><text:span text:style-name="T7">an account/</text:span><text:span text:style-name="T17">summary of Ellis et al. Ch. 1 "Intro.</text:span></text:p>
                  <text:p text:style-name="P7">History of Marketing Theory and Practice” and <text:span text:style-name="T7">an account/</text:span><text:span text:style-name="T17">critique</text:span><text:span text:style-name="T7"> of <text:s/></text:span><text:span text:style-name="T17">Ellis et al. Ch. 1</text:span></text:p>
                  <text:p text:style-name="P3"/>
                </table:table-cell>
                <table:table-cell table:style-name="Table1.A1" office:value-type="string">
                  <text:p text:style-name="P3"><text:span text:style-name="T6">Each of the two a</text:span>ccount<text:span text:style-name="T6">s</text:span> provide<text:span text:style-name="T6">s</text:span> complete information; <text:span text:style-name="T6">statements are complete, logical </text:span><text:span text:style-name="T16">and well-formed</text:span></text:p>
                  <text:p text:style-name="P3"/>
                  <text:p text:style-name="P3"/>
                  <text:p text:style-name="P3"/>
                </table:table-cell>
                <table:table-cell table:style-name="Table1.A1" office:value-type="string">
                  <text:p text:style-name="P11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23"><text:span text:style-name="Strong_20_Emphasis"><text:span text:style-name="T7">Task 2:</text:span></text:span></text:p>
                  <text:p text:style-name="P24"><text:span text:style-name="Strong_20_Emphasis"><text:span text:style-name="T18">(Konrod </text:span></text:span><text:span text:style-name="Strong_20_Emphasis"><text:span text:style-name="T19">paper</text:span></text:span><text:span text:style-name="Strong_20_Emphasis"><text:span text:style-name="T18">)</text:span></text:span></text:p>
                  <text:p text:style-name="P18"><text:span text:style-name="Strong_20_Emphasis"><text:span text:style-name="T17">Summary</text:span></text:span><text:span text:style-name="Strong_20_Emphasis"><text:span text:style-name="T5"> (3 pts)</text:span></text:span></text:p>
                  <text:p text:style-name="P18"><text:span text:style-name="Strong_20_Emphasis"><text:span text:style-name="T17">Critique</text:span></text:span><text:span text:style-name="Strong_20_Emphasis"><text:span text:style-name="T5"> (3 pts)</text:span></text:span></text:p>
                  <text:p text:style-name="P18"><text:span text:style-name="Strong_20_Emphasis"/></text:p>
                </table:table-cell>
                <table:table-cell table:style-name="Table1.A1" office:value-type="string">
                  <text:p text:style-name="P8"><text:span text:style-name="T6">Two </text:span><text:span text:style-name="T7">responses </text:span><text:span text:style-name="T6">are provided: </text:span><text:span text:style-name="T7">an account/</text:span><text:span text:style-name="T17">summary of </text:span><text:span text:style-name="T18">excerpts from </text:span><text:span text:style-name="T17"><text:s/></text:span><text:span text:style-name="T18">Konrod</text:span><text:span text:style-name="T17"> "Language</text:span></text:p>
                  <text:p text:style-name="P8">Research in Marketing". and <text:span text:style-name="T7">an account/</text:span><text:span text:style-name="T17">critique</text:span><text:span text:style-name="T7"> of </text:span><text:span text:style-name="T18">the excerpts</text:span></text:p>
                  <text:p text:style-name="P5"/>
                  <text:p text:style-name="P5"/>
                  <text:p text:style-name="P5"/>
                </table:table-cell>
                <table:table-cell table:style-name="Table1.A1" office:value-type="string">
                  <text:p text:style-name="P6"><text:span text:style-name="T6">Each of the two a</text:span>ccount<text:span text:style-name="T6">s</text:span> provide<text:span text:style-name="T6">s</text:span> complete information; <text:span text:style-name="T6">statements are complete, logical </text:span><text:span text:style-name="T16">and well-formed</text:span></text:p>
                  <text:p text:style-name="P6"/>
                  <text:p text:style-name="P6"/>
                  <text:p text:style-name="P6"/>
                </table:table-cell>
                <table:table-cell table:style-name="Table1.A1" office:value-type="string">
                  <text:p text:style-name="P11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2"><text:span text:style-name="Strong_20_Emphasis"><text:span text:style-name="T5">Task </text:span></text:span><text:span text:style-name="Strong_20_Emphasis"><text:span text:style-name="T20">3</text:span></text:span><text:span text:style-name="Strong_20_Emphasis"><text:span text:style-name="T5">:</text:span></text:span></text:p>
                  <text:p text:style-name="P10"><text:span text:style-name="Strong_20_Emphasis"><text:span text:style-name="T18">(</text:span></text:span><text:span text:style-name="Strong_20_Emphasis"><text:span text:style-name="T17">Ellis et al. Ch. </text:span></text:span><text:span text:style-name="Strong_20_Emphasis"><text:span text:style-name="T19">3</text:span></text:span><text:span text:style-name="Strong_20_Emphasis"><text:span text:style-name="T18">)</text:span></text:span></text:p>
                  <text:p text:style-name="P2"><text:span text:style-name="Strong_20_Emphasis"><text:span text:style-name="T17">Summary</text:span></text:span><text:span text:style-name="Strong_20_Emphasis"><text:span text:style-name="T5"> (3 pts)</text:span></text:span></text:p>
                  <text:p text:style-name="P2"><text:span text:style-name="Strong_20_Emphasis"><text:span text:style-name="T17">Critique</text:span></text:span><text:span text:style-name="Strong_20_Emphasis"><text:span text:style-name="T5"> (3 pts)</text:span></text:span></text:p>
                  <text:p text:style-name="P8"><text:span text:style-name="Strong_20_Emphasis"/></text:p>
                </table:table-cell>
                <table:table-cell table:style-name="Table1.A1" office:value-type="string">
                  <text:p text:style-name="P9"><text:span text:style-name="T6">Two </text:span><text:span text:style-name="T7">responses </text:span><text:span text:style-name="T6">are provided: </text:span><text:span text:style-name="T7">an account/</text:span><text:span text:style-name="T17">summary of </text:span><text:span text:style-name="T19">excerpts from </text:span><text:span text:style-name="T17">Ellis et al. Ch. </text:span><text:span text:style-name="T19">3</text:span><text:span text:style-name="T17"> "What’s the</text:span></text:p>
                  <text:p text:style-name="P9">Story? Analysing Marketing Discourse” and <text:span text:style-name="T7">an account/</text:span><text:span text:style-name="T17">critique</text:span><text:span text:style-name="T7"> of </text:span><text:span text:style-name="T19">excerpts</text:span><text:span text:style-name="T7"> </text:span><text:span text:style-name="T17">Ellis et al. Ch. </text:span><text:span text:style-name="T19">3</text:span></text:p>
                  <text:p text:style-name="P3"/>
                </table:table-cell>
                <table:table-cell table:style-name="Table1.A1" office:value-type="string">
                  <text:p text:style-name="P6"><text:span text:style-name="T6">Each of the two a</text:span>ccount<text:span text:style-name="T6">s</text:span> provide<text:span text:style-name="T6">s</text:span> complete information; <text:span text:style-name="T6">statements are complete, logical </text:span><text:span text:style-name="T16">and well-formed</text:span></text:p>
                  <text:p text:style-name="P6"/>
                  <text:p text:style-name="P6"/>
                  <text:p text:style-name="P6"/>
                </table:table-cell>
                <table:table-cell table:style-name="Table1.A1" office:value-type="string">
                  <text:p text:style-name="P11">Each of the two accounts provides a sufficient amount of information and detail</text:p>
                </table:table-cell>
              </table:table-row>
              <text:soft-page-break/>
              <table:table-row>
                <table:table-cell table:style-name="Table1.A5" office:value-type="string">
                  <text:p text:style-name="P13"><text:span text:style-name="Strong_20_Emphasis"><text:span text:style-name="T9">Task 4:</text:span></text:span></text:p>
                  <text:p text:style-name="P15"><text:span text:style-name="Strong_20_Emphasis"><text:span text:style-name="T22">Econ. </text:span></text:span><text:span text:style-name="Strong_20_Emphasis"><text:span text:style-name="T20">Scarcity</text:span></text:span><text:span text:style-name="Strong_20_Emphasis"><text:span text:style-name="T14"> (3 pts)</text:span></text:span></text:p>
                  <text:p text:style-name="P19"><text:span text:style-name="Strong_20_Emphasis"><text:span text:style-name="T20">Allocation </text:span></text:span><text:span text:style-name="Strong_20_Emphasis"><text:span text:style-name="T21">Equality </text:span></text:span><text:span text:style-name="Strong_20_Emphasis"><text:span text:style-name="T14">(3 pts)</text:span></text:span></text:p>
                  <text:p text:style-name="P20"><text:span text:style-name="Strong_20_Emphasis"><text:span text:style-name="T21">Marketing Utility </text:span></text:span><text:span text:style-name="Strong_20_Emphasis"><text:span text:style-name="T14">(3 pts)</text:span></text:span></text:p>
                </table:table-cell>
                <table:table-cell table:style-name="Table1.A5" office:value-type="string">
                  <text:p text:style-name="P14"><text:span text:style-name="T6">T</text:span><text:span text:style-name="T14">hree</text:span><text:span text:style-name="T6"> </text:span><text:span text:style-name="T7">responses </text:span><text:span text:style-name="T6">are provided: </text:span><text:span text:style-name="T7">a</text:span><text:span text:style-name="T15">n </text:span><text:span text:style-name="T20">evaluation of economic scarcity</text:span><text:span text:style-name="T15">; </text:span><text:span text:style-name="T7">a</text:span><text:span text:style-name="T15">n </text:span><text:span text:style-name="T20">evaluation of economic equit</text:span><text:span text:style-name="T21">y;</text:span><text:span text:style-name="T15"> and </text:span><text:span text:style-name="T7">a</text:span><text:span text:style-name="T15">n </text:span><text:span text:style-name="T20">evaluation of </text:span><text:span text:style-name="T21">marketing utility</text:span><text:span text:style-name="T20"> </text:span></text:p>
                  <text:p text:style-name="P14"/>
                </table:table-cell>
                <table:table-cell table:style-name="Table1.A5" office:value-type="string">
                  <text:p text:style-name="P6"><text:span text:style-name="T6">Each of the </text:span><text:span text:style-name="T14">three</text:span><text:span text:style-name="T6"> a</text:span>ccount<text:span text:style-name="T6">s</text:span> provide<text:span text:style-name="T6">s</text:span> complete information; <text:span text:style-name="T6">statements are complete, logical </text:span><text:span text:style-name="T16">and well-formed</text:span></text:p>
                </table:table-cell>
                <table:table-cell table:style-name="Table1.A5" office:value-type="string">
                  <text:p text:style-name="P11">Each of the t<text:span text:style-name="T15">hree </text:span><text:s/><text:span text:style-name="T15">translation</text:span>s provides a sufficient amount of <text:span text:style-name="T15">accurate</text:span> information and detail</text:p>
                </table:table-cell>
              </table:table-row>
              <table:table-row>
                <table:table-cell table:style-name="Table1.A1" office:value-type="string">
                  <text:p text:style-name="P13"><text:span text:style-name="Strong_20_Emphasis"><text:span text:style-name="T9">Task </text:span></text:span><text:span text:style-name="Strong_20_Emphasis"><text:span text:style-name="T22">5</text:span></text:span><text:span text:style-name="Strong_20_Emphasis"><text:span text:style-name="T9">:</text:span></text:span></text:p>
                  <text:p text:style-name="P15"><text:span text:style-name="Strong_20_Emphasis"><text:span text:style-name="T22">Core Beliefs</text:span></text:span><text:span text:style-name="Strong_20_Emphasis"><text:span text:style-name="T14"> (3 pts)</text:span></text:span></text:p>
                  <text:p text:style-name="P19"><text:span text:style-name="Strong_20_Emphasis"><text:span text:style-name="T22">Marketing Good?</text:span></text:span><text:span text:style-name="Strong_20_Emphasis"><text:span text:style-name="T21"> </text:span></text:span><text:span text:style-name="Strong_20_Emphasis"><text:span text:style-name="T14">(3 pts)</text:span></text:span></text:p>
                  <text:p text:style-name="P20"><text:span text:style-name="Strong_20_Emphasis"><text:span text:style-name="T21">Marketing </text:span></text:span><text:span text:style-name="Strong_20_Emphasis"><text:span text:style-name="T22">Effects</text:span></text:span><text:span text:style-name="Strong_20_Emphasis"><text:span text:style-name="T21"> </text:span></text:span><text:span text:style-name="Strong_20_Emphasis"><text:span text:style-name="T14">(3 pts)</text:span></text:span></text:p>
                </table:table-cell>
                <table:table-cell table:style-name="Table1.A1" office:value-type="string">
                  <text:p text:style-name="P14"><text:span text:style-name="T6">T</text:span><text:span text:style-name="T14">hree</text:span><text:span text:style-name="T6"> </text:span><text:span text:style-name="T7">responses </text:span><text:span text:style-name="T6">are provided: </text:span><text:span text:style-name="T7">a</text:span><text:span text:style-name="T15">n </text:span><text:span text:style-name="T20">evaluation/</text:span><text:span text:style-name="T22">comparison </text:span><text:span text:style-name="T20">of </text:span><text:span text:style-name="T22">core beliefs Mexico vs US</text:span><text:span text:style-name="T15">; </text:span><text:span text:style-name="T7">a</text:span><text:span text:style-name="T15">n </text:span><text:span text:style-name="T20">evaluation/</text:span><text:span text:style-name="T22">opinion </text:span><text:span text:style-name="T20"><text:s/>of </text:span><text:span text:style-name="T22">the value of marketing</text:span><text:span text:style-name="T21">;</text:span><text:span text:style-name="T15"> and </text:span><text:span text:style-name="T7">a</text:span><text:span text:style-name="T15">n </text:span><text:span text:style-name="T20">evaluation of </text:span><text:span text:style-name="T21">marketing’</text:span><text:span text:style-name="T23">s </text:span><text:span text:style-name="T21"><text:s/></text:span><text:span text:style-name="T22">effects on changing </text:span><text:span text:style-name="T23">core </text:span><text:span text:style-name="T22">values</text:span></text:p>
                  <text:p text:style-name="P14"/>
                </table:table-cell>
                <table:table-cell table:style-name="Table1.A1" office:value-type="string">
                  <text:p text:style-name="P6"><text:span text:style-name="T6">Each of the </text:span><text:span text:style-name="T14">three</text:span><text:span text:style-name="T6"> a</text:span>ccount<text:span text:style-name="T6">s</text:span> provide<text:span text:style-name="T6">s</text:span> complete information; <text:span text:style-name="T6">statements are complete, logical </text:span><text:span text:style-name="T16">and well-formed</text:span></text:p>
                </table:table-cell>
                <table:table-cell table:style-name="Table1.A1" office:value-type="string">
                  <text:p text:style-name="P11">Each of the t<text:span text:style-name="T15">hree </text:span><text:s/><text:span text:style-name="T15">translation</text:span>s provides a sufficient amount of <text:span text:style-name="T15">accurate</text:span> information and detail</text:p>
                </table:table-cell>
              </table:table-row>
              <table:table-row>
                <table:table-cell table:style-name="Table1.A5" office:value-type="string">
                  <text:p text:style-name="P2"><text:span text:style-name="Strong_20_Emphasis"><text:span text:style-name="T5">Task </text:span></text:span><text:span text:style-name="Strong_20_Emphasis"><text:span text:style-name="T24">6</text:span></text:span><text:span text:style-name="Strong_20_Emphasis"><text:span text:style-name="T5">:</text:span></text:span></text:p>
                  <text:p text:style-name="P2"><text:span text:style-name="Strong_20_Emphasis"><text:span text:style-name="T24">Self-Expression</text:span></text:span><text:span text:style-name="Strong_20_Emphasis"><text:span text:style-name="T5"> (3 pts)</text:span></text:span></text:p>
                  <text:p text:style-name="P2"><text:span text:style-name="Strong_20_Emphasis"><text:span text:style-name="T25">Personal Values</text:span></text:span><text:span text:style-name="Strong_20_Emphasis"><text:span text:style-name="T5"> (3 pts)</text:span></text:span></text:p>
                  <text:p text:style-name="P8"><text:span text:style-name="Strong_20_Emphasis"/></text:p>
                </table:table-cell>
                <table:table-cell table:style-name="Table1.A5" office:value-type="string">
                  <text:p text:style-name="P9"><text:span text:style-name="T6">Two </text:span><text:span text:style-name="T7">responses </text:span><text:span text:style-name="T6">are provided: </text:span><text:span text:style-name="T7">an account/</text:span><text:span text:style-name="T24">opinion </text:span><text:span text:style-name="T17"><text:s/>of </text:span><text:span text:style-name="T24">products as self-expression</text:span> and <text:span text:style-name="T7">an account/</text:span><text:span text:style-name="T24">reflection </text:span><text:span text:style-name="T7">of </text:span><text:span text:style-name="T24">personal values and purchases</text:span></text:p>
                  <text:p text:style-name="P9"/>
                  <text:p text:style-name="P3"/>
                </table:table-cell>
                <table:table-cell table:style-name="Table1.A5" office:value-type="string">
                  <text:p text:style-name="P6"><text:span text:style-name="T6">Each of the two a</text:span>ccount<text:span text:style-name="T6">s</text:span> provide<text:span text:style-name="T6">s</text:span> complete information; <text:span text:style-name="T6">statements are complete, logical </text:span><text:span text:style-name="T16">and well-formed</text:span></text:p>
                  <text:p text:style-name="P6"/>
                  <text:p text:style-name="P6"/>
                  <text:p text:style-name="P6"/>
                </table:table-cell>
                <table:table-cell table:style-name="Table1.A5" office:value-type="string">
                  <text:p text:style-name="P11">Each of the two accounts provides a sufficient amount of information and detail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/></text:p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2T17:52:42.529135354</dc:date>
    <meta:editing-duration>PT3H20M31S</meta:editing-duration>
    <meta:editing-cycles>51</meta:editing-cycles>
    <meta:generator>LibreOffice/7.3.7.2$Linux_X86_64 LibreOffice_project/30$Build-2</meta:generator>
    <meta:document-statistic meta:table-count="1" meta:image-count="1" meta:object-count="0" meta:page-count="2" meta:paragraph-count="57" meta:word-count="438" meta:character-count="2864" meta:non-whitespace-character-count="2463"/>
  </office:meta>
</office:document-meta>
</file>